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text:span text:style-name="T17">参考 医疗软件https://sourceforge.net/p/xmedcon/code/ci/master/tree/</text:span></text:p>
      <text:p text:style-name="P17"/>
      <text:p text:style-name="P17"><text:span text:style-name="T17">20210130---考虑测试一个demo验证绘制文字</text:span></text:p>
      <text:p text:style-name="P17"/>
      <text:p text:style-name="P17"/>
      <text:p text:style-name="P17"><text:span text:style-name="T17"><text:s/>类 KoTextLayoutArea中 看到真正painter的绘制 在drawOverlines( 函数中</text:span></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19</meta:editing-cycles>
    <dc:date>2022-02-21T17:51:21</dc:date>
    <meta:creation-date>2008-08-22T11:41:04</meta:creation-date>
  </office:meta>
</office:document-meta>
</file>